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1917in" style:rel-column-width="1332*"/>
    </style:style>
    <style:style style:name="Table1.B" style:family="table-column">
      <style:table-column-properties style:column-width="0.1757in" style:rel-column-width="1221*"/>
    </style:style>
    <style:style style:name="Table1.C" style:family="table-column">
      <style:table-column-properties style:column-width="0.1833in" style:rel-column-width="1274*"/>
    </style:style>
    <style:style style:name="Table1.D" style:family="table-column">
      <style:table-column-properties style:column-width="2.0667in" style:rel-column-width="14367*"/>
    </style:style>
    <style:style style:name="Table1.E" style:family="table-column">
      <style:table-column-properties style:column-width="1.5181in" style:rel-column-width="10553*"/>
    </style:style>
    <style:style style:name="Table1.F" style:family="table-column">
      <style:table-column-properties style:column-width="2.0313in" style:rel-column-width="14120*"/>
    </style:style>
    <style:style style:name="Table1.G" style:family="table-column">
      <style:table-column-properties style:column-width="1.4896in" style:rel-column-width="10355*"/>
    </style:style>
    <style:style style:name="Table1.H" style:family="table-column">
      <style:table-column-properties style:column-width="1.4465in" style:rel-column-width="10055*"/>
    </style:style>
    <style:style style:name="Table1.I" style:family="table-column">
      <style:table-column-properties style:column-width="0.325in" style:rel-column-width="2258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I11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Table_20_Heading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language="zxx" fo:country="none" style:font-size-asian="10pt" style:font-size-complex="10pt"/>
    </style:style>
    <style:style style:name="P7" style:family="paragraph" style:parent-style-name="Standard">
      <style:text-properties style:font-name="Ari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venance JSON API</text:p>
      <text:p text:style-name="P1">Key: A=Authenticated, T=TrustedServer, P=ProvenanceServer, N=Notes</text:p>
      <text:p text:style-name="P1">Authentication checks a username against a password independently of the remaining inputs.</text:p>
      <text:p text:style-name="P1">Names, input, and output are not case sensitive.</text:p>
      <text:p text:style-name="P1">For Java code see TrustedCommandProcessor.java and ProvenanceCommandProcessor.java. <text:s/>For C++ code see Packet.hpp, TrustedServer.hpp, TrustedServer.cpp, CloudServer.hpp, and CloudServer.cpp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3">A</text:p>
            </table:table-cell>
            <table:table-cell table:style-name="Table1.A1" office:value-type="string">
              <text:p text:style-name="P3">T</text:p>
            </table:table-cell>
            <table:table-cell table:style-name="Table1.A1" office:value-type="string">
              <text:p text:style-name="P3">P</text:p>
            </table:table-cell>
            <table:table-cell table:style-name="Table1.A1" office:value-type="string">
              <text:p text:style-name="P3">Name</text:p>
            </table:table-cell>
            <table:table-cell table:style-name="Table1.A1" office:value-type="string">
              <text:p text:style-name="P3">Input</text:p>
            </table:table-cell>
            <table:table-cell table:style-name="Table1.A1" office:value-type="string">
              <text:p text:style-name="P3">Output</text:p>
            </table:table-cell>
            <table:table-cell table:style-name="Table1.A1" office:value-type="string">
              <text:p text:style-name="P3">Java</text:p>
            </table:table-cell>
            <table:table-cell table:style-name="Table1.A1" office:value-type="string">
              <text:p text:style-name="P3">C++</text:p>
            </table:table-cell>
            <table:table-cell table:style-name="Table1.I1" office:value-type="string">
              <text:p text:style-name="P3">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ADD_AUDITORS</text:p>
          </table:table-cell>
          <table:table-cell table:style-name="Table1.A2" office:value-type="string">
            <text:p text:style-name="P5">UserIDs, DocumentI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addAuditors</text:p>
          </table:table-cell>
          <table:table-cell table:style-name="Table1.A2" office:value-type="string">
            <text:p text:style-name="P6">addDocumentAuditors, AddDocumentAuditorRequest</text:p>
          </table:table-cell>
          <table:table-cell table:style-name="Table1.I2" office:value-type="string">
            <text:p text:style-name="P5">1, 9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ADD_TO_PLACEHOLDERLIST</text:p>
          </table:table-cell>
          <table:table-cell table:style-name="Table1.A2" office:value-type="string">
            <text:p text:style-name="P5">DocumentI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addDocumentToPlaceHolderList</text:p>
          </table:table-cell>
          <table:table-cell table:style-name="Table1.A2" office:value-type="string">
            <text:p text:style-name="P6">addToPlaceHolderList, AddToPlaceHolderListRequest</text:p>
          </table:table-cell>
          <table:table-cell table:style-name="Table1.I2" office:value-type="string">
            <text:p text:style-name="P5">1, 6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AUTHENTICATE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userId, privatekey, certificate, privatekeySz, certificateSz, sessionkey, sessionkeySz, rsa_priv_key, rsa_priv_size, rsa_pub_key, rsa_pub_size, user_type, host, port</text:p>
          </table:table-cell>
          <table:table-cell table:style-name="Table1.A2" office:value-type="string">
            <text:p text:style-name="P5">authenticateUser</text:p>
          </table:table-cell>
          <table:table-cell table:style-name="Table1.A2" office:value-type="string">
            <text:p text:style-name="P6">authenticate, AuthenticationRequest</text:p>
          </table:table-cell>
          <table:table-cell table:style-name="Table1.I2" office:value-type="string">
            <text:p text:style-name="P5">8, 9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CREATE_DOCUMENT</text:p>
          </table:table-cell>
          <table:table-cell table:style-name="Table1.A2" office:value-type="string">
            <text:p text:style-name="P5">UserID</text:p>
          </table:table-cell>
          <table:table-cell table:style-name="Table1.A2" office:value-type="string">
            <text:p text:style-name="P5">DocumentTitle, DocumentID, UniqueKey, UniqueKeySz</text:p>
          </table:table-cell>
          <table:table-cell table:style-name="Table1.A2" office:value-type="string">
            <text:p text:style-name="P5">createNewDocument</text:p>
          </table:table-cell>
          <table:table-cell table:style-name="Table1.A2" office:value-type="string">
            <text:p text:style-name="P6">createDocument, CreateDocumentRequest</text:p>
          </table:table-cell>
          <table:table-cell table:style-name="Table1.I2" office:value-type="string">
            <text:p text:style-name="P5">2, 3, 7, 8, 9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CREATE_USER</text:p>
          </table:table-cell>
          <table:table-cell table:style-name="Table1.A2" office:value-type="string">
            <text:p text:style-name="P5">EmailAddress, FirstName, LastName, UserTypeID, [MiddleName]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createUser</text:p>
          </table:table-cell>
          <table:table-cell table:style-name="Table1.A2" office:value-type="string">
            <text:p text:style-name="P6">createUser, CreateUserRequest</text:p>
          </table:table-cell>
          <table:table-cell table:style-name="Table1.I2" office:value-type="string">
            <text:p text:style-name="P5">4, 6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ALL_DOCUMENTS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[{DocumentTitle, DocumentID, UniqueKey, UniqueKeySz}]</text:p>
          </table:table-cell>
          <table:table-cell table:style-name="Table1.A2" office:value-type="string">
            <text:p text:style-name="P5">getAllDocumentDetails</text:p>
          </table:table-cell>
          <table:table-cell table:style-name="Table1.A2" office:value-type="string">
            <text:p text:style-name="P6">getAllDocuments, GetAllDocumentsRequest</text:p>
          </table:table-cell>
          <table:table-cell table:style-name="Table1.I2" office:value-type="string">
            <text:p text:style-name="P5">5, 6, 8</text:p>
          </table:table-cell>
        </table:table-row>
        <text:soft-page-break/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ALL_USERS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[{userId, privatekey, certificate, privatekeySz, certificateSz, rsa_priv_key, rsa_priv_size, rsa_pub_key, rsa_pub_size, user_type}]</text:p>
          </table:table-cell>
          <table:table-cell table:style-name="Table1.A2" office:value-type="string">
            <text:p text:style-name="P5">getAllUsers</text:p>
          </table:table-cell>
          <table:table-cell table:style-name="Table1.A2" office:value-type="string">
            <text:p text:style-name="P6">getAllUsers, GetAllUsersRequest</text:p>
          </table:table-cell>
          <table:table-cell table:style-name="Table1.I2" office:value-type="string">
            <text:p text:style-name="P5">5, 6, 8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DOCUMENT_AUDITORS</text:p>
          </table:table-cell>
          <table:table-cell table:style-name="Table1.A2" office:value-type="string">
            <text:p text:style-name="P5">DocumentID</text:p>
          </table:table-cell>
          <table:table-cell table:style-name="Table1.A2" office:value-type="string">
            <text:p text:style-name="P5">[{UserID, PublicKey, PublicKeySize}]</text:p>
          </table:table-cell>
          <table:table-cell table:style-name="Table1.A2" office:value-type="string">
            <text:p text:style-name="P5">getDocumentAuditors</text:p>
          </table:table-cell>
          <table:table-cell table:style-name="Table1.A2" office:value-type="string">
            <text:p text:style-name="P6">getDocumentAuditorsWithKeys, GetDocumentAuditorsRequest</text:p>
          </table:table-cell>
          <table:table-cell table:style-name="Table1.I2" office:value-type="string">
            <text:p text:style-name="P5">1, 8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DOCUMENT_EDITORS</text:p>
          </table:table-cell>
          <table:table-cell table:style-name="Table1.A2" office:value-type="string">
            <text:p text:style-name="P5">DocumentID</text:p>
          </table:table-cell>
          <table:table-cell table:style-name="Table1.A2" office:value-type="string">
            <text:p text:style-name="P5">[UserID]</text:p>
          </table:table-cell>
          <table:table-cell table:style-name="Table1.A2" office:value-type="string">
            <text:p text:style-name="P5">getDocumentEditors</text:p>
          </table:table-cell>
          <table:table-cell table:style-name="Table1.A2" office:value-type="string">
            <text:p text:style-name="P6">getDocumentEditors, GetDocumentEditorsRequest</text:p>
          </table:table-cell>
          <table:table-cell table:style-name="Table1.I2" office:value-type="string">
            <text:p text:style-name="P5">1, 6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PUBLIC_KEY</text:p>
          </table:table-cell>
          <table:table-cell table:style-name="Table1.A2" office:value-type="string">
            <text:p text:style-name="P5">UserIDs</text:p>
          </table:table-cell>
          <table:table-cell table:style-name="Table1.A2" office:value-type="string">
            <text:p text:style-name="P5">[{UserID, PublicKey, PublicKeySize}]</text:p>
          </table:table-cell>
          <table:table-cell table:style-name="Table1.A2" office:value-type="string">
            <text:p text:style-name="P5">getPublicKey</text:p>
          </table:table-cell>
          <table:table-cell table:style-name="Table1.A2" office:value-type="string">
            <text:p text:style-name="P6">getPublicKey, RetrievePublicKeyRequest</text:p>
          </table:table-cell>
          <table:table-cell table:style-name="Table1.I11" office:value-type="float" office:value="8">
            <text:p text:style-name="P5">8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GET_PUBLIC_KEY_BY_EMAIL</text:p>
          </table:table-cell>
          <table:table-cell table:style-name="Table1.A2" office:value-type="string">
            <text:p text:style-name="P5">EmailAddress</text:p>
          </table:table-cell>
          <table:table-cell table:style-name="Table1.A2" office:value-type="string">
            <text:p text:style-name="P5">UserID, PublicKey, PublicKeySize</text:p>
          </table:table-cell>
          <table:table-cell table:style-name="Table1.A2" office:value-type="string">
            <text:p text:style-name="P5">getPublicKey</text:p>
          </table:table-cell>
          <table:table-cell table:style-name="Table1.A2" office:value-type="string">
            <text:p text:style-name="P6">getPublicKey, RetrievePublicKeyByEmailRequest</text:p>
          </table:table-cell>
          <table:table-cell table:style-name="Table1.I2" office:value-type="string">
            <text:p text:style-name="P5">6, 8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LIST_USERS</text:p>
          </table:table-cell>
          <table:table-cell table:style-name="Table1.A2" office:value-type="string">
            <text:p text:style-name="P5">UserTypeID</text:p>
          </table:table-cell>
          <table:table-cell table:style-name="Table1.A2" office:value-type="string">
            <text:p text:style-name="P5">[{UserID, firstName, LastName, EmailAddress}]</text:p>
          </table:table-cell>
          <table:table-cell table:style-name="Table1.A2" office:value-type="string">
            <text:p text:style-name="P5">getUsers</text:p>
          </table:table-cell>
          <table:table-cell table:style-name="Table1.A2" office:value-type="string">
            <text:p text:style-name="P6">getProvenanceUsers, GetUsersRequest</text:p>
          </table:table-cell>
          <table:table-cell table:style-name="Table1.I2" office:value-type="string">
            <text:p text:style-name="P5">5, 6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LIST_VISIBLE</text:p>
          </table:table-cell>
          <table:table-cell table:style-name="Table1.A2" office:value-type="string">
            <text:p text:style-name="P5">UserID, UserTypeID</text:p>
          </table:table-cell>
          <table:table-cell table:style-name="Table1.A2" office:value-type="string">
            <text:p text:style-name="P5">[{DocumentTitle, DocumentID, UniqueKey, UniqueKeySz}]</text:p>
          </table:table-cell>
          <table:table-cell table:style-name="Table1.A2" office:value-type="string">
            <text:p text:style-name="P5">listVisibleDocuments</text:p>
          </table:table-cell>
          <table:table-cell table:style-name="Table1.A2" office:value-type="string">
            <text:p text:style-name="P6">listAvailableDocuments, ListDocumentsRequest</text:p>
          </table:table-cell>
          <table:table-cell table:style-name="Table1.I2" office:value-type="string">
            <text:p text:style-name="P5">3, 8, 9</text:p>
          </table:table-cell>
        </table:table-row>
        <table:table-row table:style-name="Table1.1"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PING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6">ping, PingRequest</text:p>
          </table:table-cell>
          <table:table-cell table:style-name="Table1.I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REFRESH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UserId, sessionkey, user_type</text:p>
          </table:table-cell>
          <table:table-cell table:style-name="Table1.A2" office:value-type="string">
            <text:p text:style-name="P5">refreshSessionKey</text:p>
          </table:table-cell>
          <table:table-cell table:style-name="Table1.A2" office:value-type="string">
            <text:p text:style-name="P6">refreshSessionKey, RefreshSessionKeyRequest</text:p>
          </table:table-cell>
          <table:table-cell table:style-name="Table1.I2" office:value-type="string">
            <text:p text:style-name="P5">6, 9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REMOVE_AUDITORS</text:p>
          </table:table-cell>
          <table:table-cell table:style-name="Table1.A2" office:value-type="string">
            <text:p text:style-name="P5">UserIDs, DocumentI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deleteAuditors</text:p>
          </table:table-cell>
          <table:table-cell table:style-name="Table1.A2" office:value-type="string">
            <text:p text:style-name="P6">removeDocumentAuditors, RemoveDocumentAuditorRequest</text:p>
          </table:table-cell>
          <table:table-cell table:style-name="Table1.I2" office:value-type="string">
            <text:p text:style-name="P5">1, 6, 9</text:p>
          </table:table-cell>
        </table:table-row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REVOKE_SHARE</text:p>
          </table:table-cell>
          <table:table-cell table:style-name="Table1.A2" office:value-type="string">
            <text:p text:style-name="P5">UserIDs, DocumentI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revokeSharePrivilege</text:p>
          </table:table-cell>
          <table:table-cell table:style-name="Table1.A2" office:value-type="string">
            <text:p text:style-name="P6">revokeDocumentAccess, RevokeSharePrivilegeRequest</text:p>
          </table:table-cell>
          <table:table-cell table:style-name="Table1.I2" office:value-type="string">
            <text:p text:style-name="P5">1, 6, 9</text:p>
          </table:table-cell>
        </table:table-row>
        <text:soft-page-break/>
        <table:table-row table:style-name="Table1.1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SHARE_DOCUMENT</text:p>
          </table:table-cell>
          <table:table-cell table:style-name="Table1.A2" office:value-type="string">
            <text:p text:style-name="P5">UserIDs, DocumentI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shareDocument</text:p>
          </table:table-cell>
          <table:table-cell table:style-name="Table1.A2" office:value-type="string">
            <text:p text:style-name="P6">shareDocument, ShareDocumentRequest</text:p>
          </table:table-cell>
          <table:table-cell table:style-name="Table1.I2" office:value-type="string">
            <text:p text:style-name="P5">1, 9</text:p>
          </table:table-cell>
        </table:table-row>
        <table:table-row table:style-name="Table1.1"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GET</text:p>
          </table:table-cell>
          <table:table-cell table:style-name="Table1.A2" office:value-type="string">
            <text:p text:style-name="P5">documentid</text:p>
          </table:table-cell>
          <table:table-cell table:style-name="Table1.A2" office:value-type="string">
            <text:p text:style-name="P5">provenance, document, readonly</text:p>
          </table:table-cell>
          <table:table-cell table:style-name="Table1.A2" office:value-type="string">
            <text:p text:style-name="P5">getProvenanceDocument</text:p>
          </table:table-cell>
          <table:table-cell table:style-name="Table1.A2" office:value-type="string">
            <text:p text:style-name="P6">LoadDocument, LoadProvenanceDocumentRequest</text:p>
          </table:table-cell>
          <table:table-cell table:style-name="Table1.I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GET_AUDIT</text:p>
          </table:table-cell>
          <table:table-cell table:style-name="Table1.A2" office:value-type="string">
            <text:p text:style-name="P5">documentid</text:p>
          </table:table-cell>
          <table:table-cell table:style-name="Table1.A2" office:value-type="string">
            <text:p text:style-name="P5">provenance, document, readonly</text:p>
          </table:table-cell>
          <table:table-cell table:style-name="Table1.A2" office:value-type="string">
            <text:p text:style-name="P5">getDocumentToAudit</text:p>
          </table:table-cell>
          <table:table-cell table:style-name="Table1.A2" office:value-type="string">
            <text:p text:style-name="P6">AuditDocument, AuditDocumentRequest</text:p>
          </table:table-cell>
          <table:table-cell table:style-name="Table1.I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PING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6">PingRequest</text:p>
          </table:table-cell>
          <table:table-cell table:style-name="Table1.I11" office:value-type="float" office:value="6">
            <text:p text:style-name="P5">6</text:p>
          </table:table-cell>
        </table:table-row>
        <table:table-row table:style-name="Table1.1"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PUT</text:p>
          </table:table-cell>
          <table:table-cell table:style-name="Table1.A2" office:value-type="string">
            <text:p text:style-name="P5">documentid, userid, title, document, provenance</text:p>
          </table:table-cell>
          <table:table-cell table:style-name="Table1.A2" office:value-type="string">
            <text:p text:style-name="P5">documentid, provenance</text:p>
          </table:table-cell>
          <table:table-cell table:style-name="Table1.A2" office:value-type="string">
            <text:p text:style-name="P5">saveProvenanceDocument</text:p>
          </table:table-cell>
          <table:table-cell table:style-name="Table1.A2" office:value-type="string">
            <text:p text:style-name="P6">SaveDocument, SaveProvenanceDocumentRequest</text:p>
          </table:table-cell>
          <table:table-cell table:style-name="Table1.I11" office:value-type="float" office:value="9">
            <text:p text:style-name="P5">9</text:p>
          </table:table-cell>
        </table:table-row>
      </table:table>
      <text:p text:style-name="P4"/>
      <text:p text:style-name="P4">Notes:</text:p>
      <text:p text:style-name="P4"/>
      <text:p text:style-name="P4">1-Authenticated commands that take a DocumentId make no attempt to ensure that the document belongs to (was created by or is shared with or is auditable by) the user making the request. <text:s/>Thus, if one can find out someone else's userId and a DocumentId, for example by using LIST_USERS and LIST_VISIBLE, one can manipulate documents belonging to other users. <text:s/>A malevolent user can use SHARE_DOCUMENT to add him/herself to the list of people able to view a document and learn its contents.</text:p>
      <text:p text:style-name="P4"/>
      <text:p text:style-name="P4">2-This code on the server side is confusing and is therefore likely to be incorrect. <text:s/>It needs to be documented and tested. <text:s/>It may be useful to make the document title optional, as it is often first provided when the document (with content) is saved.</text:p>
      <text:p text:style-name="P4"/>
      <text:p text:style-name="P4">3-Authenticated commands that take a UserId make no attempt to ensure that the UserId belongs to the user making the request. <text:s/>One can therefore make requests on behalf of others if their UserId is known, and several mechanisms are provided to learn it.</text:p>
      <text:p text:style-name="P4"/>
      <text:p text:style-name="P4">4-This command can only be carried out by an administrator. <text:s/>This limitation should probably be placed on other commands as well.</text:p>
      <text:p text:style-name="P4"/>
      <text:p text:style-name="P4">5-These commands can be executed by anyone but might better be limited to the administrator. <text:s/>One can easily see titles of (secret) documents that should not be visible and learn who is working on them.</text:p>
      <text:p text:style-name="P4"/>
      <text:p text:style-name="P4"><text:soft-page-break/>6-Apparently unused on C++ side (by Haathi).</text:p>
      <text:p text:style-name="P4"/>
      <text:p text:style-name="P4">7-The user's password is currently stored as cleartext in the database. <text:s/>It needs to be salted and hashed.</text:p>
      <text:p text:style-name="P4"/>
      <text:p text:style-name="P4">8-Double check how the size (Sz) values are used to avoid problems similar to HeartBleed and pointers running off the end of arrays.</text:p>
      <text:p text:style-name="P4"/>
      <text:p text:style-name="P4">9-IsActive is not taken into account when accessing UserIDs. <text:s/>For authenticated commands it may be appropriate to refuse authentication for inactive users. <text:s/>For commands that return UserIDs, it should be decided if and when an inactive UserID should be retur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4-04-20T21:13:00.58</meta:creation-date>
    <dc:date>2014-04-22T08:08:33.24</dc:date>
    <dc:creator>Keith Alcock</dc:creator>
    <meta:editing-duration>PT4H27M25S</meta:editing-duration>
    <meta:editing-cycles>88</meta:editing-cycles>
    <meta:generator>OpenOffice/4.0.1$Win32 OpenOffice.org_project/401m5$Build-9714</meta:generator>
    <meta:document-statistic meta:table-count="1" meta:image-count="0" meta:object-count="0" meta:page-count="4" meta:paragraph-count="217" meta:word-count="667" meta:character-count="4943"/>
  </office:meta>
</office:document-meta>
</file>